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9366in"/>
    </style:style>
    <style:style style:name="co2" style:family="table-column">
      <style:table-column-properties fo:break-before="auto" style:column-width="0.6173in"/>
    </style:style>
    <style:style style:name="co3" style:family="table-column">
      <style:table-column-properties fo:break-before="auto" style:column-width="1.6646in"/>
    </style:style>
    <style:style style:name="co4" style:family="table-column">
      <style:table-column-properties fo:break-before="auto" style:column-width="0.6945in"/>
    </style:style>
    <style:style style:name="co5" style:family="table-column">
      <style:table-column-properties fo:break-before="auto" style:column-width="0.7984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3154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Default" style:data-style-name="N99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>
      <style:text-properties fo:language="en" fo:country="US"/>
    </style:style>
    <style:style style:name="ce5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6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7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" style:family="table-cell" style:parent-style-name="Default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ce9" style:family="table-cell" style:parent-style-name="Default" style:data-style-name="N99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number-columns-repeated="7" table:default-cell-style-name="ce4"/>
        <table:table-column table:style-name="co1" table:default-cell-style-name="ce7"/>
        <table:table-column table:style-name="co3" table:default-cell-style-name="ce4"/>
        <table:table-column table:style-name="co4" table:default-cell-style-name="ce4"/>
        <table:table-column table:style-name="co5" table:number-columns-repeated="244" table:default-cell-style-name="ce4"/>
        <table:table-row table:style-name="ro1">
          <table:table-cell table:style-name="ce1" table:formula="of:=IF([.Q1];&quot;Expected&quot;;&quot;FAILED!&quot;)" office:value-type="string" office:string-value="Expected">
            <text:p>Expected</text:p>
          </table:table-cell>
          <table:table-cell table:style-name="ce5" office:value-type="string">
            <text:p>Actual</text:p>
          </table:table-cell>
          <table:table-cell table:style-name="ce5" office:value-type="string">
            <text:p>Inputs</text:p>
          </table:table-cell>
          <table:table-cell table:style-name="ce5" table:number-columns-repeated="6"/>
          <table:table-cell table:style-name="ce5" office:value-type="string">
            <text:p># of Inputs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Highlight</text:p>
          </table:table-cell>
          <table:table-cell table:style-name="ce5" office:value-type="string">
            <text:p>OOo says</text:p>
          </table:table-cell>
          <table:table-cell table:style-name="ce5" office:value-type="string">
            <text:p>Skip for</text:p>
          </table:table-cell>
          <table:table-cell table:style-name="ce5" office:value-type="string">
            <text:p>Custom check</text:p>
          </table:table-cell>
          <table:table-cell table:style-name="ce5"/>
          <table:table-cell table:style-name="ce5" table:formula="of:=AND([.Q2:.Q10000])" office:value-type="boolean" office:boolean-value="true">
            <text:p>TRUE</text:p>
          </table:table-cell>
          <table:table-cell table:style-name="ce5"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2]&lt;[.D2]" office:value-type="boolean" office:boolean-value="true">
            <text:p>TRUE</text:p>
          </table:table-cell>
          <table:table-cell table:style-name="ce6" office:value-type="string">
            <text:p>a</text:p>
          </table:table-cell>
          <table:table-cell table:style-name="ce6" office:value-type="string">
            <text:p>à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Code page not fully supported</text:p>
          </table:table-cell>
          <table:table-cell office:value-type="string">
            <text:p>&lt;</text:p>
          </table:table-cell>
          <table:table-cell table:style-name="ce8"/>
          <table:table-cell/>
          <table:table-cell/>
          <table:table-cell table:style-name="Default" table:formula="of:=IF(ISBLANK([.M2]);[.A2];[.M2])" office:value-type="boolean" office:boolean-value="true">
            <text:p>TRUE</text:p>
          </table:table-cell>
          <table:table-cell table:style-name="Default" table:formula="of:=IF(ISBLANK([.O2]);IF(ISERROR([.B2]);&quot;Err:&quot;&amp;ORG.OPENOFFICE.ERRORTYPE([.B2])=[.M2];OR([.P2]=[.B2];AND(ISNUMBER([.P2]);ISNUMBER([.B2]);OR(AND([.P2]=0;ABS([.B2])&lt;1E-307);&quot;&quot;&amp;[.B2]=&quot;&quot;&amp;[.P2]))));[.O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3]&lt;[.D3]" office:value-type="boolean" office:boolean-value="true">
            <text:p>TRUE</text:p>
          </table:table-cell>
          <table:table-cell table:style-name="ce6" office:value-type="string">
            <text:p>à</text:p>
          </table:table-cell>
          <table:table-cell table:style-name="ce6" office:value-type="string">
            <text:p>ä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3]);[.A3];[.M3])" office:value-type="boolean" office:boolean-value="true">
            <text:p>TRUE</text:p>
          </table:table-cell>
          <table:table-cell table:style-name="Default" table:formula="of:=IF(ISBLANK([.O3]);IF(ISERROR([.B3]);&quot;Err:&quot;&amp;ORG.OPENOFFICE.ERRORTYPE([.B3])=[.M3];OR([.P3]=[.B3];AND(ISNUMBER([.P3]);ISNUMBER([.B3]);OR(AND([.P3]=0;ABS([.B3])&lt;1E-307);&quot;&quot;&amp;[.B3]=&quot;&quot;&amp;[.P3]))));[.O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4]&lt;[.D4]" office:value-type="boolean" office:boolean-value="true">
            <text:p>TRUE</text:p>
          </table:table-cell>
          <table:table-cell table:style-name="ce6" office:value-type="string">
            <text:p>ä</text:p>
          </table:table-cell>
          <table:table-cell table:style-name="ce6" office:value-type="string">
            <text:p>b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9" office:value-type="boolean" office:boolean-value="true">
            <text:p>TRUE</text:p>
          </table:table-cell>
          <table:table-cell/>
          <table:table-cell/>
          <table:table-cell table:style-name="Default" table:formula="of:=IF(ISBLANK([.M4]);[.A4];[.M4])" office:value-type="boolean" office:boolean-value="true">
            <text:p>TRUE</text:p>
          </table:table-cell>
          <table:table-cell table:style-name="Default" table:formula="of:=IF(ISBLANK([.O4]);IF(ISERROR([.B4]);&quot;Err:&quot;&amp;ORG.OPENOFFICE.ERRORTYPE([.B4])=[.M4];OR([.P4]=[.B4];AND(ISNUMBER([.P4]);ISNUMBER([.B4]);OR(AND([.P4]=0;ABS([.B4])&lt;1E-307);&quot;&quot;&amp;[.B4]=&quot;&quot;&amp;[.P4]))));[.O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6" table:number-columns-repeated="7"/>
          <table:table-cell table:number-columns-repeated="3"/>
          <table:table-cell table:style-name="ce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6]&lt;[.D6]" office:value-type="boolean" office:boolean-value="true">
            <text:p>TRUE</text:p>
          </table:table-cell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Case insensitive</text:p>
          </table:table-cell>
          <table:table-cell/>
          <table:table-cell table:style-name="ce8"/>
          <table:table-cell/>
          <table:table-cell/>
          <table:table-cell table:style-name="Default" table:formula="of:=IF(ISBLANK([.M6]);[.A6];[.M6])" office:value-type="boolean" office:boolean-value="true">
            <text:p>TRUE</text:p>
          </table:table-cell>
          <table:table-cell table:style-name="Default" table:formula="of:=IF(ISBLANK([.O6]);IF(ISERROR([.B6]);&quot;Err:&quot;&amp;ORG.OPENOFFICE.ERRORTYPE([.B6])=[.M6];OR([.P6]=[.B6];AND(ISNUMBER([.P6]);ISNUMBER([.B6]);OR(AND([.P6]=0;ABS([.B6])&lt;1E-307);&quot;&quot;&amp;[.B6]=&quot;&quot;&amp;[.P6]))));[.O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7]&lt;[.D7]" office:value-type="boolean" office:boolean-value="true">
            <text:p>TRUE</text:p>
          </table:table-cell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7]);[.A7];[.M7])" office:value-type="boolean" office:boolean-value="true">
            <text:p>TRUE</text:p>
          </table:table-cell>
          <table:table-cell table:style-name="Default" table:formula="of:=IF(ISBLANK([.O7]);IF(ISERROR([.B7]);&quot;Err:&quot;&amp;ORG.OPENOFFICE.ERRORTYPE([.B7])=[.M7];OR([.P7]=[.B7];AND(ISNUMBER([.P7]);ISNUMBER([.B7]);OR(AND([.P7]=0;ABS([.B7])&lt;1E-307);&quot;&quot;&amp;[.B7]=&quot;&quot;&amp;[.P7]))));[.O7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6" table:number-columns-repeated="7"/>
          <table:table-cell table:number-columns-repeated="3"/>
          <table:table-cell table:style-name="ce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9]=[.D9]" office:value-type="boolean" office:boolean-value="false">
            <text:p>FALSE</text:p>
          </table:table-cell>
          <table:table-cell table:style-name="ce6" office:value-type="string">
            <text:p>10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Strings are always greater than numbers</text:p>
          </table:table-cell>
          <table:table-cell office:value-type="string">
            <text:p>=</text:p>
          </table:table-cell>
          <table:table-cell table:style-name="ce8"/>
          <table:table-cell/>
          <table:table-cell/>
          <table:table-cell table:style-name="Default" table:formula="of:=IF(ISBLANK([.M9]);[.A9];[.M9])" office:value-type="boolean" office:boolean-value="false">
            <text:p>FALSE</text:p>
          </table:table-cell>
          <table:table-cell table:style-name="Default" table:formula="of:=IF(ISBLANK([.O9]);IF(ISERROR([.B9]);&quot;Err:&quot;&amp;ORG.OPENOFFICE.ERRORTYPE([.B9])=[.M9];OR([.P9]=[.B9];AND(ISNUMBER([.P9]);ISNUMBER([.B9]);OR(AND([.P9]=0;ABS([.B9])&lt;1E-307);&quot;&quot;&amp;[.B9]=&quot;&quot;&amp;[.P9]))));[.O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10]&lt;[.D10]" office:value-type="boolean" office:boolean-value="false">
            <text:p>FALSE</text:p>
          </table:table-cell>
          <table:table-cell table:style-name="ce6" office:value-type="string">
            <text:p>10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/>
          <table:table-cell office:value-type="string">
            <text:p>&lt;</text:p>
          </table:table-cell>
          <table:table-cell table:style-name="ce8"/>
          <table:table-cell/>
          <table:table-cell/>
          <table:table-cell table:style-name="Default" table:formula="of:=IF(ISBLANK([.M10]);[.A10];[.M10])" office:value-type="boolean" office:boolean-value="false">
            <text:p>FALSE</text:p>
          </table:table-cell>
          <table:table-cell table:style-name="Default" table:formula="of:=IF(ISBLANK([.O10]);IF(ISERROR([.B10]);&quot;Err:&quot;&amp;ORG.OPENOFFICE.ERRORTYPE([.B10])=[.M10];OR([.P10]=[.B10];AND(ISNUMBER([.P10]);ISNUMBER([.B10]);OR(AND([.P10]=0;ABS([.B10])&lt;1E-307);&quot;&quot;&amp;[.B10]=&quot;&quot;&amp;[.P10]))));[.O1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11]&gt;[.D11]" office:value-type="boolean" office:boolean-value="true">
            <text:p>TRUE</text:p>
          </table:table-cell>
          <table:table-cell table:style-name="ce6" office:value-type="string">
            <text:p>10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/>
          <table:table-cell office:value-type="string">
            <text:p>&gt;</text:p>
          </table:table-cell>
          <table:table-cell table:style-name="ce8"/>
          <table:table-cell/>
          <table:table-cell/>
          <table:table-cell table:style-name="Default" table:formula="of:=IF(ISBLANK([.M11]);[.A11];[.M11])" office:value-type="boolean" office:boolean-value="true">
            <text:p>TRUE</text:p>
          </table:table-cell>
          <table:table-cell table:style-name="Default" table:formula="of:=IF(ISBLANK([.O11]);IF(ISERROR([.B11]);&quot;Err:&quot;&amp;ORG.OPENOFFICE.ERRORTYPE([.B11])=[.M11];OR([.P11]=[.B11];AND(ISNUMBER([.P11]);ISNUMBER([.B11]);OR(AND([.P11]=0;ABS([.B11])&lt;1E-307);&quot;&quot;&amp;[.B11]=&quot;&quot;&amp;[.P11]))));[.O1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12]=[.D12]" office:value-type="boolean" office:boolean-value="false">
            <text:p>FALSE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1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/>
          <table:table-cell office:value-type="string">
            <text:p>=</text:p>
          </table:table-cell>
          <table:table-cell table:style-name="ce8"/>
          <table:table-cell/>
          <table:table-cell/>
          <table:table-cell table:style-name="Default" table:formula="of:=IF(ISBLANK([.M12]);[.A12];[.M12])" office:value-type="boolean" office:boolean-value="false">
            <text:p>FALSE</text:p>
          </table:table-cell>
          <table:table-cell table:style-name="Default" table:formula="of:=IF(ISBLANK([.O12]);IF(ISERROR([.B12]);&quot;Err:&quot;&amp;ORG.OPENOFFICE.ERRORTYPE([.B12])=[.M12];OR([.P12]=[.B12];AND(ISNUMBER([.P12]);ISNUMBER([.B12]);OR(AND([.P12]=0;ABS([.B12])&lt;1E-307);&quot;&quot;&amp;[.B12]=&quot;&quot;&amp;[.P12]))));[.O1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13]&lt;[.D13]" office:value-type="boolean" office:boolean-value="true">
            <text:p>TRUE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1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/>
          <table:table-cell office:value-type="string">
            <text:p>&lt;</text:p>
          </table:table-cell>
          <table:table-cell table:style-name="ce8"/>
          <table:table-cell/>
          <table:table-cell/>
          <table:table-cell table:style-name="Default" table:formula="of:=IF(ISBLANK([.M13]);[.A13];[.M13])" office:value-type="boolean" office:boolean-value="true">
            <text:p>TRUE</text:p>
          </table:table-cell>
          <table:table-cell table:style-name="Default" table:formula="of:=IF(ISBLANK([.O13]);IF(ISERROR([.B13]);&quot;Err:&quot;&amp;ORG.OPENOFFICE.ERRORTYPE([.B13])=[.M13];OR([.P13]=[.B13];AND(ISNUMBER([.P13]);ISNUMBER([.B13]);OR(AND([.P13]=0;ABS([.B13])&lt;1E-307);&quot;&quot;&amp;[.B13]=&quot;&quot;&amp;[.P13]))));[.O1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14]&gt;[.D14]" office:value-type="boolean" office:boolean-value="false">
            <text:p>FALSE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1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/>
          <table:table-cell office:value-type="string">
            <text:p>&gt;</text:p>
          </table:table-cell>
          <table:table-cell table:style-name="ce8"/>
          <table:table-cell/>
          <table:table-cell/>
          <table:table-cell table:style-name="Default" table:formula="of:=IF(ISBLANK([.M14]);[.A14];[.M14])" office:value-type="boolean" office:boolean-value="false">
            <text:p>FALSE</text:p>
          </table:table-cell>
          <table:table-cell table:style-name="Default" table:formula="of:=IF(ISBLANK([.O14]);IF(ISERROR([.B14]);&quot;Err:&quot;&amp;ORG.OPENOFFICE.ERRORTYPE([.B14])=[.M14];OR([.P14]=[.B14];AND(ISNUMBER([.P14]);ISNUMBER([.B14]);OR(AND([.P14]=0;ABS([.B14])&lt;1E-307);&quot;&quot;&amp;[.B14]=&quot;&quot;&amp;[.P14]))));[.O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15]&gt;[.D15]" office:value-type="boolean" office:boolean-value="true">
            <text:p>TRUE</text:p>
          </table:table-cell>
          <table:table-cell table:style-name="ce6" table:formula="of:=[.D15]&amp;&quot;&quot;" office:value-type="string" office:string-value="10">
            <text:p>10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15]);[.A15];[.M15])" office:value-type="boolean" office:boolean-value="true">
            <text:p>TRUE</text:p>
          </table:table-cell>
          <table:table-cell table:style-name="Default" table:formula="of:=IF(ISBLANK([.O15]);IF(ISERROR([.B15]);&quot;Err:&quot;&amp;ORG.OPENOFFICE.ERRORTYPE([.B15])=[.M15];OR([.P15]=[.B15];AND(ISNUMBER([.P15]);ISNUMBER([.B15]);OR(AND([.P15]=0;ABS([.B15])&lt;1E-307);&quot;&quot;&amp;[.B15]=&quot;&quot;&amp;[.P15]))));[.O1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6" table:number-columns-repeated="7"/>
          <table:table-cell table:number-columns-repeated="3"/>
          <table:table-cell table:style-name="ce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17]=[.D17]" office:value-type="boolean" office:boolean-value="false">
            <text:p>FALSE</text:p>
          </table:table-cell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Equal (=)</text:p>
          </table:table-cell>
          <table:table-cell office:value-type="string">
            <text:p>=</text:p>
          </table:table-cell>
          <table:table-cell table:style-name="ce8"/>
          <table:table-cell/>
          <table:table-cell/>
          <table:table-cell table:style-name="Default" table:formula="of:=IF(ISBLANK([.M17]);[.A17];[.M17])" office:value-type="boolean" office:boolean-value="false">
            <text:p>FALSE</text:p>
          </table:table-cell>
          <table:table-cell table:style-name="Default" table:formula="of:=IF(ISBLANK([.O17]);IF(ISERROR([.B17]);&quot;Err:&quot;&amp;ORG.OPENOFFICE.ERRORTYPE([.B17])=[.M17];OR([.P17]=[.B17];AND(ISNUMBER([.P17]);ISNUMBER([.B17]);OR(AND([.P17]=0;ABS([.B17])&lt;1E-307);&quot;&quot;&amp;[.B17]=&quot;&quot;&amp;[.P17]))));[.O1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18]=[.D18]" office:value-type="boolean" office:boolean-value="false">
            <text:p>FALSE</text:p>
          </table:table-cell>
          <table:table-cell table:style-name="ce6" office:value-type="string">
            <text:p>d</text:p>
          </table:table-cell>
          <table:table-cell table:style-name="ce6" office:value-type="string">
            <text:p>c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18]);[.A18];[.M18])" office:value-type="boolean" office:boolean-value="false">
            <text:p>FALSE</text:p>
          </table:table-cell>
          <table:table-cell table:style-name="Default" table:formula="of:=IF(ISBLANK([.O18]);IF(ISERROR([.B18]);&quot;Err:&quot;&amp;ORG.OPENOFFICE.ERRORTYPE([.B18])=[.M18];OR([.P18]=[.B18];AND(ISNUMBER([.P18]);ISNUMBER([.B18]);OR(AND([.P18]=0;ABS([.B18])&lt;1E-307);&quot;&quot;&amp;[.B18]=&quot;&quot;&amp;[.P18]))));[.O1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19]=[.D19]" office:value-type="boolean" office:boolean-value="true">
            <text:p>TRUE</text:p>
          </table:table-cell>
          <table:table-cell table:number-columns-repeated="2" table:style-name="ce6" office:value-type="string">
            <text:p>e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19]);[.A19];[.M19])" office:value-type="boolean" office:boolean-value="true">
            <text:p>TRUE</text:p>
          </table:table-cell>
          <table:table-cell table:style-name="Default" table:formula="of:=IF(ISBLANK([.O19]);IF(ISERROR([.B19]);&quot;Err:&quot;&amp;ORG.OPENOFFICE.ERRORTYPE([.B19])=[.M19];OR([.P19]=[.B19];AND(ISNUMBER([.P19]);ISNUMBER([.B19]);OR(AND([.P19]=0;ABS([.B19])&lt;1E-307);&quot;&quot;&amp;[.B19]=&quot;&quot;&amp;[.P19]))));[.O1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20]=[.D20]" office:value-type="boolean" office:boolean-value="false">
            <text:p>FALSE</text:p>
          </table:table-cell>
          <table:table-cell table:style-name="ce6" office:value-type="string">
            <text:p>A</text:p>
          </table:table-cell>
          <table:table-cell table:style-name="ce6" office:value-type="string">
            <text:p>A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20]);[.A20];[.M20])" office:value-type="boolean" office:boolean-value="false">
            <text:p>FALSE</text:p>
          </table:table-cell>
          <table:table-cell table:style-name="Default" table:formula="of:=IF(ISBLANK([.O20]);IF(ISERROR([.B20]);&quot;Err:&quot;&amp;ORG.OPENOFFICE.ERRORTYPE([.B20])=[.M20];OR([.P20]=[.B20];AND(ISNUMBER([.P20]);ISNUMBER([.B20]);OR(AND([.P20]=0;ABS([.B20])&lt;1E-307);&quot;&quot;&amp;[.B20]=&quot;&quot;&amp;[.P20]))));[.O2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21]=[.D21]" office:value-type="boolean" office:boolean-value="true">
            <text:p>TRUE</text:p>
          </table:table-cell>
          <table:table-cell table:number-columns-repeated="2" table:style-name="ce6" office:value-type="string">
            <text:p>A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21]);[.A21];[.M21])" office:value-type="boolean" office:boolean-value="true">
            <text:p>TRUE</text:p>
          </table:table-cell>
          <table:table-cell table:style-name="Default" table:formula="of:=IF(ISBLANK([.O21]);IF(ISERROR([.B21]);&quot;Err:&quot;&amp;ORG.OPENOFFICE.ERRORTYPE([.B21])=[.M21];OR([.P21]=[.B21];AND(ISNUMBER([.P21]);ISNUMBER([.B21]);OR(AND([.P21]=0;ABS([.B21])&lt;1E-307);&quot;&quot;&amp;[.B21]=&quot;&quot;&amp;[.P21]))));[.O2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22]=[.D22]" office:value-type="boolean" office:boolean-value="false">
            <text:p>FALSE</text:p>
          </table:table-cell>
          <table:table-cell table:style-name="ce6" office:value-type="string">
            <text:p>AA</text:p>
          </table:table-cell>
          <table:table-cell table:style-name="ce6" office:value-type="string">
            <text:p>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22]);[.A22];[.M22])" office:value-type="boolean" office:boolean-value="false">
            <text:p>FALSE</text:p>
          </table:table-cell>
          <table:table-cell table:style-name="Default" table:formula="of:=IF(ISBLANK([.O22]);IF(ISERROR([.B22]);&quot;Err:&quot;&amp;ORG.OPENOFFICE.ERRORTYPE([.B22])=[.M22];OR([.P22]=[.B22];AND(ISNUMBER([.P22]);ISNUMBER([.B22]);OR(AND([.P22]=0;ABS([.B22])&lt;1E-307);&quot;&quot;&amp;[.B22]=&quot;&quot;&amp;[.P22]))));[.O2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23]=[.D23]" office:value-type="boolean" office:boolean-value="false">
            <text:p>FALSE</text:p>
          </table:table-cell>
          <table:table-cell table:style-name="ce6" office:value-type="string">
            <text:p>AA</text:p>
          </table:table-cell>
          <table:table-cell table:style-name="ce6" office:value-type="string">
            <text:p>AB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23]);[.A23];[.M23])" office:value-type="boolean" office:boolean-value="false">
            <text:p>FALSE</text:p>
          </table:table-cell>
          <table:table-cell table:style-name="Default" table:formula="of:=IF(ISBLANK([.O23]);IF(ISERROR([.B23]);&quot;Err:&quot;&amp;ORG.OPENOFFICE.ERRORTYPE([.B23])=[.M23];OR([.P23]=[.B23];AND(ISNUMBER([.P23]);ISNUMBER([.B23]);OR(AND([.P23]=0;ABS([.B23])&lt;1E-307);&quot;&quot;&amp;[.B23]=&quot;&quot;&amp;[.P23]))));[.O2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24]=[.D24]" office:value-type="boolean" office:boolean-value="false">
            <text:p>FALSE</text:p>
          </table:table-cell>
          <table:table-cell table:style-name="ce6" office:value-type="string">
            <text:p>AB</text:p>
          </table:table-cell>
          <table:table-cell table:style-name="ce6" office:value-type="string">
            <text:p>A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24]);[.A24];[.M24])" office:value-type="boolean" office:boolean-value="false">
            <text:p>FALSE</text:p>
          </table:table-cell>
          <table:table-cell table:style-name="Default" table:formula="of:=IF(ISBLANK([.O24]);IF(ISERROR([.B24]);&quot;Err:&quot;&amp;ORG.OPENOFFICE.ERRORTYPE([.B24])=[.M24];OR([.P24]=[.B24];AND(ISNUMBER([.P24]);ISNUMBER([.B24]);OR(AND([.P24]=0;ABS([.B24])&lt;1E-307);&quot;&quot;&amp;[.B24]=&quot;&quot;&amp;[.P24]))));[.O2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25]=[.D25]" office:value-type="boolean" office:boolean-value="false">
            <text:p>FALSE</text:p>
          </table:table-cell>
          <table:table-cell table:style-name="ce6" table:formula="of:=&quot;&quot;">
            <text:p/>
          </table:table-cell>
          <table:table-cell table:style-name="ce6" office:value-type="string">
            <text:p>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25]);[.A25];[.M25])" office:value-type="boolean" office:boolean-value="false">
            <text:p>FALSE</text:p>
          </table:table-cell>
          <table:table-cell table:style-name="Default" table:formula="of:=IF(ISBLANK([.O25]);IF(ISERROR([.B25]);&quot;Err:&quot;&amp;ORG.OPENOFFICE.ERRORTYPE([.B25])=[.M25];OR([.P25]=[.B25];AND(ISNUMBER([.P25]);ISNUMBER([.B25]);OR(AND([.P25]=0;ABS([.B25])&lt;1E-307);&quot;&quot;&amp;[.B25]=&quot;&quot;&amp;[.P25]))));[.O2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26]=[.D26]" office:value-type="boolean" office:boolean-value="false">
            <text:p>FALSE</text:p>
          </table:table-cell>
          <table:table-cell table:style-name="ce6" office:value-type="string">
            <text:p>A</text:p>
          </table:table-cell>
          <table:table-cell table:style-name="ce6" table:formula="of:=&quot;&quot;">
            <text:p/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26]);[.A26];[.M26])" office:value-type="boolean" office:boolean-value="false">
            <text:p>FALSE</text:p>
          </table:table-cell>
          <table:table-cell table:style-name="Default" table:formula="of:=IF(ISBLANK([.O26]);IF(ISERROR([.B26]);&quot;Err:&quot;&amp;ORG.OPENOFFICE.ERRORTYPE([.B26])=[.M26];OR([.P26]=[.B26];AND(ISNUMBER([.P26]);ISNUMBER([.B26]);OR(AND([.P26]=0;ABS([.B26])&lt;1E-307);&quot;&quot;&amp;[.B26]=&quot;&quot;&amp;[.P26]))));[.O2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27]=[.D27]" office:value-type="boolean" office:boolean-value="true">
            <text:p>TRUE</text:p>
          </table:table-cell>
          <table:table-cell table:style-name="ce6" office:value-type="string">
            <text:p>A</text:p>
          </table:table-cell>
          <table:table-cell table:style-name="ce6" office:value-type="string">
            <text:p>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27]);[.A27];[.M27])" office:value-type="boolean" office:boolean-value="true">
            <text:p>TRUE</text:p>
          </table:table-cell>
          <table:table-cell table:style-name="Default" table:formula="of:=IF(ISBLANK([.O27]);IF(ISERROR([.B27]);&quot;Err:&quot;&amp;ORG.OPENOFFICE.ERRORTYPE([.B27])=[.M27];OR([.P27]=[.B27];AND(ISNUMBER([.P27]);ISNUMBER([.B27]);OR(AND([.P27]=0;ABS([.B27])&lt;1E-307);&quot;&quot;&amp;[.B27]=&quot;&quot;&amp;[.P27]))));[.O27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6" table:number-columns-repeated="7"/>
          <table:table-cell table:number-columns-repeated="3"/>
          <table:table-cell table:style-name="ce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29]&lt;&gt;[.D29]" office:value-type="boolean" office:boolean-value="true">
            <text:p>TRUE</text:p>
          </table:table-cell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Not equal (&lt;&gt;)</text:p>
          </table:table-cell>
          <table:table-cell office:value-type="string">
            <text:p>&lt;&gt;</text:p>
          </table:table-cell>
          <table:table-cell table:style-name="ce8"/>
          <table:table-cell/>
          <table:table-cell/>
          <table:table-cell table:style-name="Default" table:formula="of:=IF(ISBLANK([.M29]);[.A29];[.M29])" office:value-type="boolean" office:boolean-value="true">
            <text:p>TRUE</text:p>
          </table:table-cell>
          <table:table-cell table:style-name="Default" table:formula="of:=IF(ISBLANK([.O29]);IF(ISERROR([.B29]);&quot;Err:&quot;&amp;ORG.OPENOFFICE.ERRORTYPE([.B29])=[.M29];OR([.P29]=[.B29];AND(ISNUMBER([.P29]);ISNUMBER([.B29]);OR(AND([.P29]=0;ABS([.B29])&lt;1E-307);&quot;&quot;&amp;[.B29]=&quot;&quot;&amp;[.P29]))));[.O2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30]&lt;&gt;[.D30]" office:value-type="boolean" office:boolean-value="true">
            <text:p>TRUE</text:p>
          </table:table-cell>
          <table:table-cell table:style-name="ce6" office:value-type="string">
            <text:p>d</text:p>
          </table:table-cell>
          <table:table-cell table:style-name="ce6" office:value-type="string">
            <text:p>c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30]);[.A30];[.M30])" office:value-type="boolean" office:boolean-value="true">
            <text:p>TRUE</text:p>
          </table:table-cell>
          <table:table-cell table:style-name="Default" table:formula="of:=IF(ISBLANK([.O30]);IF(ISERROR([.B30]);&quot;Err:&quot;&amp;ORG.OPENOFFICE.ERRORTYPE([.B30])=[.M30];OR([.P30]=[.B30];AND(ISNUMBER([.P30]);ISNUMBER([.B30]);OR(AND([.P30]=0;ABS([.B30])&lt;1E-307);&quot;&quot;&amp;[.B30]=&quot;&quot;&amp;[.P30]))));[.O3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31]&lt;&gt;[.D31]" office:value-type="boolean" office:boolean-value="false">
            <text:p>FALSE</text:p>
          </table:table-cell>
          <table:table-cell table:number-columns-repeated="2" table:style-name="ce6" office:value-type="string">
            <text:p>e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31]);[.A31];[.M31])" office:value-type="boolean" office:boolean-value="false">
            <text:p>FALSE</text:p>
          </table:table-cell>
          <table:table-cell table:style-name="Default" table:formula="of:=IF(ISBLANK([.O31]);IF(ISERROR([.B31]);&quot;Err:&quot;&amp;ORG.OPENOFFICE.ERRORTYPE([.B31])=[.M31];OR([.P31]=[.B31];AND(ISNUMBER([.P31]);ISNUMBER([.B31]);OR(AND([.P31]=0;ABS([.B31])&lt;1E-307);&quot;&quot;&amp;[.B31]=&quot;&quot;&amp;[.P31]))));[.O3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32]&lt;&gt;[.D32]" office:value-type="boolean" office:boolean-value="true">
            <text:p>TRUE</text:p>
          </table:table-cell>
          <table:table-cell table:style-name="ce6" office:value-type="string">
            <text:p>A</text:p>
          </table:table-cell>
          <table:table-cell table:style-name="ce6" office:value-type="string">
            <text:p>A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32]);[.A32];[.M32])" office:value-type="boolean" office:boolean-value="true">
            <text:p>TRUE</text:p>
          </table:table-cell>
          <table:table-cell table:style-name="Default" table:formula="of:=IF(ISBLANK([.O32]);IF(ISERROR([.B32]);&quot;Err:&quot;&amp;ORG.OPENOFFICE.ERRORTYPE([.B32])=[.M32];OR([.P32]=[.B32];AND(ISNUMBER([.P32]);ISNUMBER([.B32]);OR(AND([.P32]=0;ABS([.B32])&lt;1E-307);&quot;&quot;&amp;[.B32]=&quot;&quot;&amp;[.P32]))));[.O3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33]&lt;&gt;[.D33]" office:value-type="boolean" office:boolean-value="false">
            <text:p>FALSE</text:p>
          </table:table-cell>
          <table:table-cell table:number-columns-repeated="2" table:style-name="ce6" office:value-type="string">
            <text:p>A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33]);[.A33];[.M33])" office:value-type="boolean" office:boolean-value="false">
            <text:p>FALSE</text:p>
          </table:table-cell>
          <table:table-cell table:style-name="Default" table:formula="of:=IF(ISBLANK([.O33]);IF(ISERROR([.B33]);&quot;Err:&quot;&amp;ORG.OPENOFFICE.ERRORTYPE([.B33])=[.M33];OR([.P33]=[.B33];AND(ISNUMBER([.P33]);ISNUMBER([.B33]);OR(AND([.P33]=0;ABS([.B33])&lt;1E-307);&quot;&quot;&amp;[.B33]=&quot;&quot;&amp;[.P33]))));[.O3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34]&lt;&gt;[.D34]" office:value-type="boolean" office:boolean-value="true">
            <text:p>TRUE</text:p>
          </table:table-cell>
          <table:table-cell table:style-name="ce6" office:value-type="string">
            <text:p>AA</text:p>
          </table:table-cell>
          <table:table-cell table:style-name="ce6" office:value-type="string">
            <text:p>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34]);[.A34];[.M34])" office:value-type="boolean" office:boolean-value="true">
            <text:p>TRUE</text:p>
          </table:table-cell>
          <table:table-cell table:style-name="Default" table:formula="of:=IF(ISBLANK([.O34]);IF(ISERROR([.B34]);&quot;Err:&quot;&amp;ORG.OPENOFFICE.ERRORTYPE([.B34])=[.M34];OR([.P34]=[.B34];AND(ISNUMBER([.P34]);ISNUMBER([.B34]);OR(AND([.P34]=0;ABS([.B34])&lt;1E-307);&quot;&quot;&amp;[.B34]=&quot;&quot;&amp;[.P34]))));[.O3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35]&lt;&gt;[.D35]" office:value-type="boolean" office:boolean-value="true">
            <text:p>TRUE</text:p>
          </table:table-cell>
          <table:table-cell table:style-name="ce6" office:value-type="string">
            <text:p>AA</text:p>
          </table:table-cell>
          <table:table-cell table:style-name="ce6" office:value-type="string">
            <text:p>AB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35]);[.A35];[.M35])" office:value-type="boolean" office:boolean-value="true">
            <text:p>TRUE</text:p>
          </table:table-cell>
          <table:table-cell table:style-name="Default" table:formula="of:=IF(ISBLANK([.O35]);IF(ISERROR([.B35]);&quot;Err:&quot;&amp;ORG.OPENOFFICE.ERRORTYPE([.B35])=[.M35];OR([.P35]=[.B35];AND(ISNUMBER([.P35]);ISNUMBER([.B35]);OR(AND([.P35]=0;ABS([.B35])&lt;1E-307);&quot;&quot;&amp;[.B35]=&quot;&quot;&amp;[.P35]))));[.O3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36]&lt;&gt;[.D36]" office:value-type="boolean" office:boolean-value="true">
            <text:p>TRUE</text:p>
          </table:table-cell>
          <table:table-cell table:style-name="ce6" office:value-type="string">
            <text:p>AB</text:p>
          </table:table-cell>
          <table:table-cell table:style-name="ce6" office:value-type="string">
            <text:p>A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36]);[.A36];[.M36])" office:value-type="boolean" office:boolean-value="true">
            <text:p>TRUE</text:p>
          </table:table-cell>
          <table:table-cell table:style-name="Default" table:formula="of:=IF(ISBLANK([.O36]);IF(ISERROR([.B36]);&quot;Err:&quot;&amp;ORG.OPENOFFICE.ERRORTYPE([.B36])=[.M36];OR([.P36]=[.B36];AND(ISNUMBER([.P36]);ISNUMBER([.B36]);OR(AND([.P36]=0;ABS([.B36])&lt;1E-307);&quot;&quot;&amp;[.B36]=&quot;&quot;&amp;[.P36]))));[.O3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37]&lt;&gt;[.D37]" office:value-type="boolean" office:boolean-value="true">
            <text:p>TRUE</text:p>
          </table:table-cell>
          <table:table-cell table:style-name="ce6" table:formula="of:=&quot;&quot;">
            <text:p/>
          </table:table-cell>
          <table:table-cell table:style-name="ce6" office:value-type="string">
            <text:p>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37]);[.A37];[.M37])" office:value-type="boolean" office:boolean-value="true">
            <text:p>TRUE</text:p>
          </table:table-cell>
          <table:table-cell table:style-name="Default" table:formula="of:=IF(ISBLANK([.O37]);IF(ISERROR([.B37]);&quot;Err:&quot;&amp;ORG.OPENOFFICE.ERRORTYPE([.B37])=[.M37];OR([.P37]=[.B37];AND(ISNUMBER([.P37]);ISNUMBER([.B37]);OR(AND([.P37]=0;ABS([.B37])&lt;1E-307);&quot;&quot;&amp;[.B37]=&quot;&quot;&amp;[.P37]))));[.O3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38]&lt;&gt;[.D38]" office:value-type="boolean" office:boolean-value="true">
            <text:p>TRUE</text:p>
          </table:table-cell>
          <table:table-cell table:style-name="ce6" office:value-type="string">
            <text:p>A</text:p>
          </table:table-cell>
          <table:table-cell table:style-name="ce6" table:formula="of:=&quot;&quot;">
            <text:p/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38]);[.A38];[.M38])" office:value-type="boolean" office:boolean-value="true">
            <text:p>TRUE</text:p>
          </table:table-cell>
          <table:table-cell table:style-name="Default" table:formula="of:=IF(ISBLANK([.O38]);IF(ISERROR([.B38]);&quot;Err:&quot;&amp;ORG.OPENOFFICE.ERRORTYPE([.B38])=[.M38];OR([.P38]=[.B38];AND(ISNUMBER([.P38]);ISNUMBER([.B38]);OR(AND([.P38]=0;ABS([.B38])&lt;1E-307);&quot;&quot;&amp;[.B38]=&quot;&quot;&amp;[.P38]))));[.O3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39]&lt;&gt;[.D39]" office:value-type="boolean" office:boolean-value="false">
            <text:p>FALSE</text:p>
          </table:table-cell>
          <table:table-cell table:style-name="ce6" office:value-type="string">
            <text:p>A</text:p>
          </table:table-cell>
          <table:table-cell table:style-name="ce6" office:value-type="string">
            <text:p>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39]);[.A39];[.M39])" office:value-type="boolean" office:boolean-value="false">
            <text:p>FALSE</text:p>
          </table:table-cell>
          <table:table-cell table:style-name="Default" table:formula="of:=IF(ISBLANK([.O39]);IF(ISERROR([.B39]);&quot;Err:&quot;&amp;ORG.OPENOFFICE.ERRORTYPE([.B39])=[.M39];OR([.P39]=[.B39];AND(ISNUMBER([.P39]);ISNUMBER([.B39]);OR(AND([.P39]=0;ABS([.B39])&lt;1E-307);&quot;&quot;&amp;[.B39]=&quot;&quot;&amp;[.P39]))));[.O39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6" table:number-columns-repeated="7"/>
          <table:table-cell table:number-columns-repeated="3"/>
          <table:table-cell table:style-name="ce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41]&gt;[.D41]" office:value-type="boolean" office:boolean-value="false">
            <text:p>FALSE</text:p>
          </table:table-cell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Greater than (&gt;)</text:p>
          </table:table-cell>
          <table:table-cell office:value-type="string">
            <text:p>&gt;</text:p>
          </table:table-cell>
          <table:table-cell table:style-name="ce8"/>
          <table:table-cell/>
          <table:table-cell/>
          <table:table-cell table:style-name="Default" table:formula="of:=IF(ISBLANK([.M41]);[.A41];[.M41])" office:value-type="boolean" office:boolean-value="false">
            <text:p>FALSE</text:p>
          </table:table-cell>
          <table:table-cell table:style-name="Default" table:formula="of:=IF(ISBLANK([.O41]);IF(ISERROR([.B41]);&quot;Err:&quot;&amp;ORG.OPENOFFICE.ERRORTYPE([.B41])=[.M41];OR([.P41]=[.B41];AND(ISNUMBER([.P41]);ISNUMBER([.B41]);OR(AND([.P41]=0;ABS([.B41])&lt;1E-307);&quot;&quot;&amp;[.B41]=&quot;&quot;&amp;[.P41]))));[.O4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42]&gt;[.D42]" office:value-type="boolean" office:boolean-value="true">
            <text:p>TRUE</text:p>
          </table:table-cell>
          <table:table-cell table:style-name="ce6" office:value-type="string">
            <text:p>d</text:p>
          </table:table-cell>
          <table:table-cell table:style-name="ce6" office:value-type="string">
            <text:p>c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42]);[.A42];[.M42])" office:value-type="boolean" office:boolean-value="true">
            <text:p>TRUE</text:p>
          </table:table-cell>
          <table:table-cell table:style-name="Default" table:formula="of:=IF(ISBLANK([.O42]);IF(ISERROR([.B42]);&quot;Err:&quot;&amp;ORG.OPENOFFICE.ERRORTYPE([.B42])=[.M42];OR([.P42]=[.B42];AND(ISNUMBER([.P42]);ISNUMBER([.B42]);OR(AND([.P42]=0;ABS([.B42])&lt;1E-307);&quot;&quot;&amp;[.B42]=&quot;&quot;&amp;[.P42]))));[.O4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43]&gt;[.D43]" office:value-type="boolean" office:boolean-value="false">
            <text:p>FALSE</text:p>
          </table:table-cell>
          <table:table-cell table:number-columns-repeated="2" table:style-name="ce6" office:value-type="string">
            <text:p>e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43]);[.A43];[.M43])" office:value-type="boolean" office:boolean-value="false">
            <text:p>FALSE</text:p>
          </table:table-cell>
          <table:table-cell table:style-name="Default" table:formula="of:=IF(ISBLANK([.O43]);IF(ISERROR([.B43]);&quot;Err:&quot;&amp;ORG.OPENOFFICE.ERRORTYPE([.B43])=[.M43];OR([.P43]=[.B43];AND(ISNUMBER([.P43]);ISNUMBER([.B43]);OR(AND([.P43]=0;ABS([.B43])&lt;1E-307);&quot;&quot;&amp;[.B43]=&quot;&quot;&amp;[.P43]))));[.O4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44]&gt;[.D44]" office:value-type="boolean" office:boolean-value="false">
            <text:p>FALSE</text:p>
          </table:table-cell>
          <table:table-cell table:style-name="ce6" office:value-type="string">
            <text:p>A</text:p>
          </table:table-cell>
          <table:table-cell table:style-name="ce6" office:value-type="string">
            <text:p>A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44]);[.A44];[.M44])" office:value-type="boolean" office:boolean-value="false">
            <text:p>FALSE</text:p>
          </table:table-cell>
          <table:table-cell table:style-name="Default" table:formula="of:=IF(ISBLANK([.O44]);IF(ISERROR([.B44]);&quot;Err:&quot;&amp;ORG.OPENOFFICE.ERRORTYPE([.B44])=[.M44];OR([.P44]=[.B44];AND(ISNUMBER([.P44]);ISNUMBER([.B44]);OR(AND([.P44]=0;ABS([.B44])&lt;1E-307);&quot;&quot;&amp;[.B44]=&quot;&quot;&amp;[.P44]))));[.O4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45]&gt;[.D45]" office:value-type="boolean" office:boolean-value="false">
            <text:p>FALSE</text:p>
          </table:table-cell>
          <table:table-cell table:number-columns-repeated="2" table:style-name="ce6" office:value-type="string">
            <text:p>A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45]);[.A45];[.M45])" office:value-type="boolean" office:boolean-value="false">
            <text:p>FALSE</text:p>
          </table:table-cell>
          <table:table-cell table:style-name="Default" table:formula="of:=IF(ISBLANK([.O45]);IF(ISERROR([.B45]);&quot;Err:&quot;&amp;ORG.OPENOFFICE.ERRORTYPE([.B45])=[.M45];OR([.P45]=[.B45];AND(ISNUMBER([.P45]);ISNUMBER([.B45]);OR(AND([.P45]=0;ABS([.B45])&lt;1E-307);&quot;&quot;&amp;[.B45]=&quot;&quot;&amp;[.P45]))));[.O4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46]&gt;[.D46]" office:value-type="boolean" office:boolean-value="true">
            <text:p>TRUE</text:p>
          </table:table-cell>
          <table:table-cell table:style-name="ce6" office:value-type="string">
            <text:p>AA</text:p>
          </table:table-cell>
          <table:table-cell table:style-name="ce6" office:value-type="string">
            <text:p>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46]);[.A46];[.M46])" office:value-type="boolean" office:boolean-value="true">
            <text:p>TRUE</text:p>
          </table:table-cell>
          <table:table-cell table:style-name="Default" table:formula="of:=IF(ISBLANK([.O46]);IF(ISERROR([.B46]);&quot;Err:&quot;&amp;ORG.OPENOFFICE.ERRORTYPE([.B46])=[.M46];OR([.P46]=[.B46];AND(ISNUMBER([.P46]);ISNUMBER([.B46]);OR(AND([.P46]=0;ABS([.B46])&lt;1E-307);&quot;&quot;&amp;[.B46]=&quot;&quot;&amp;[.P46]))));[.O4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47]&gt;[.D47]" office:value-type="boolean" office:boolean-value="false">
            <text:p>FALSE</text:p>
          </table:table-cell>
          <table:table-cell table:style-name="ce6" office:value-type="string">
            <text:p>AA</text:p>
          </table:table-cell>
          <table:table-cell table:style-name="ce6" office:value-type="string">
            <text:p>AB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47]);[.A47];[.M47])" office:value-type="boolean" office:boolean-value="false">
            <text:p>FALSE</text:p>
          </table:table-cell>
          <table:table-cell table:style-name="Default" table:formula="of:=IF(ISBLANK([.O47]);IF(ISERROR([.B47]);&quot;Err:&quot;&amp;ORG.OPENOFFICE.ERRORTYPE([.B47])=[.M47];OR([.P47]=[.B47];AND(ISNUMBER([.P47]);ISNUMBER([.B47]);OR(AND([.P47]=0;ABS([.B47])&lt;1E-307);&quot;&quot;&amp;[.B47]=&quot;&quot;&amp;[.P47]))));[.O4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48]&gt;[.D48]" office:value-type="boolean" office:boolean-value="true">
            <text:p>TRUE</text:p>
          </table:table-cell>
          <table:table-cell table:style-name="ce6" office:value-type="string">
            <text:p>AB</text:p>
          </table:table-cell>
          <table:table-cell table:style-name="ce6" office:value-type="string">
            <text:p>A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48]);[.A48];[.M48])" office:value-type="boolean" office:boolean-value="true">
            <text:p>TRUE</text:p>
          </table:table-cell>
          <table:table-cell table:style-name="Default" table:formula="of:=IF(ISBLANK([.O48]);IF(ISERROR([.B48]);&quot;Err:&quot;&amp;ORG.OPENOFFICE.ERRORTYPE([.B48])=[.M48];OR([.P48]=[.B48];AND(ISNUMBER([.P48]);ISNUMBER([.B48]);OR(AND([.P48]=0;ABS([.B48])&lt;1E-307);&quot;&quot;&amp;[.B48]=&quot;&quot;&amp;[.P48]))));[.O4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49]&gt;[.D49]" office:value-type="boolean" office:boolean-value="false">
            <text:p>FALSE</text:p>
          </table:table-cell>
          <table:table-cell table:style-name="ce6" table:formula="of:=&quot;&quot;">
            <text:p/>
          </table:table-cell>
          <table:table-cell table:style-name="ce6" office:value-type="string">
            <text:p>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49]);[.A49];[.M49])" office:value-type="boolean" office:boolean-value="false">
            <text:p>FALSE</text:p>
          </table:table-cell>
          <table:table-cell table:style-name="Default" table:formula="of:=IF(ISBLANK([.O49]);IF(ISERROR([.B49]);&quot;Err:&quot;&amp;ORG.OPENOFFICE.ERRORTYPE([.B49])=[.M49];OR([.P49]=[.B49];AND(ISNUMBER([.P49]);ISNUMBER([.B49]);OR(AND([.P49]=0;ABS([.B49])&lt;1E-307);&quot;&quot;&amp;[.B49]=&quot;&quot;&amp;[.P49]))));[.O4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50]&gt;[.D50]" office:value-type="boolean" office:boolean-value="true">
            <text:p>TRUE</text:p>
          </table:table-cell>
          <table:table-cell table:style-name="ce6" office:value-type="string">
            <text:p>A</text:p>
          </table:table-cell>
          <table:table-cell table:style-name="ce6" table:formula="of:=&quot;&quot;">
            <text:p/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50]);[.A50];[.M50])" office:value-type="boolean" office:boolean-value="true">
            <text:p>TRUE</text:p>
          </table:table-cell>
          <table:table-cell table:style-name="Default" table:formula="of:=IF(ISBLANK([.O50]);IF(ISERROR([.B50]);&quot;Err:&quot;&amp;ORG.OPENOFFICE.ERRORTYPE([.B50])=[.M50];OR([.P50]=[.B50];AND(ISNUMBER([.P50]);ISNUMBER([.B50]);OR(AND([.P50]=0;ABS([.B50])&lt;1E-307);&quot;&quot;&amp;[.B50]=&quot;&quot;&amp;[.P50]))));[.O5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51]&gt;[.D51]" office:value-type="boolean" office:boolean-value="false">
            <text:p>FALSE</text:p>
          </table:table-cell>
          <table:table-cell table:style-name="ce6" office:value-type="string">
            <text:p>A</text:p>
          </table:table-cell>
          <table:table-cell table:style-name="ce6" office:value-type="string">
            <text:p>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51]);[.A51];[.M51])" office:value-type="boolean" office:boolean-value="false">
            <text:p>FALSE</text:p>
          </table:table-cell>
          <table:table-cell table:style-name="Default" table:formula="of:=IF(ISBLANK([.O51]);IF(ISERROR([.B51]);&quot;Err:&quot;&amp;ORG.OPENOFFICE.ERRORTYPE([.B51])=[.M51];OR([.P51]=[.B51];AND(ISNUMBER([.P51]);ISNUMBER([.B51]);OR(AND([.P51]=0;ABS([.B51])&lt;1E-307);&quot;&quot;&amp;[.B51]=&quot;&quot;&amp;[.P51]))));[.O51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6" table:number-columns-repeated="7"/>
          <table:table-cell table:number-columns-repeated="3"/>
          <table:table-cell table:style-name="ce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53]&lt;[.D53]" office:value-type="boolean" office:boolean-value="true">
            <text:p>TRUE</text:p>
          </table:table-cell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Less than (&lt;)</text:p>
          </table:table-cell>
          <table:table-cell office:value-type="string">
            <text:p>&lt;</text:p>
          </table:table-cell>
          <table:table-cell table:style-name="ce8"/>
          <table:table-cell/>
          <table:table-cell/>
          <table:table-cell table:style-name="Default" table:formula="of:=IF(ISBLANK([.M53]);[.A53];[.M53])" office:value-type="boolean" office:boolean-value="true">
            <text:p>TRUE</text:p>
          </table:table-cell>
          <table:table-cell table:style-name="Default" table:formula="of:=IF(ISBLANK([.O53]);IF(ISERROR([.B53]);&quot;Err:&quot;&amp;ORG.OPENOFFICE.ERRORTYPE([.B53])=[.M53];OR([.P53]=[.B53];AND(ISNUMBER([.P53]);ISNUMBER([.B53]);OR(AND([.P53]=0;ABS([.B53])&lt;1E-307);&quot;&quot;&amp;[.B53]=&quot;&quot;&amp;[.P53]))));[.O5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54]&lt;[.D54]" office:value-type="boolean" office:boolean-value="false">
            <text:p>FALSE</text:p>
          </table:table-cell>
          <table:table-cell table:style-name="ce6" office:value-type="string">
            <text:p>d</text:p>
          </table:table-cell>
          <table:table-cell table:style-name="ce6" office:value-type="string">
            <text:p>c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54]);[.A54];[.M54])" office:value-type="boolean" office:boolean-value="false">
            <text:p>FALSE</text:p>
          </table:table-cell>
          <table:table-cell table:style-name="Default" table:formula="of:=IF(ISBLANK([.O54]);IF(ISERROR([.B54]);&quot;Err:&quot;&amp;ORG.OPENOFFICE.ERRORTYPE([.B54])=[.M54];OR([.P54]=[.B54];AND(ISNUMBER([.P54]);ISNUMBER([.B54]);OR(AND([.P54]=0;ABS([.B54])&lt;1E-307);&quot;&quot;&amp;[.B54]=&quot;&quot;&amp;[.P54]))));[.O5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55]&lt;[.D55]" office:value-type="boolean" office:boolean-value="false">
            <text:p>FALSE</text:p>
          </table:table-cell>
          <table:table-cell table:number-columns-repeated="2" table:style-name="ce6" office:value-type="string">
            <text:p>e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55]);[.A55];[.M55])" office:value-type="boolean" office:boolean-value="false">
            <text:p>FALSE</text:p>
          </table:table-cell>
          <table:table-cell table:style-name="Default" table:formula="of:=IF(ISBLANK([.O55]);IF(ISERROR([.B55]);&quot;Err:&quot;&amp;ORG.OPENOFFICE.ERRORTYPE([.B55])=[.M55];OR([.P55]=[.B55];AND(ISNUMBER([.P55]);ISNUMBER([.B55]);OR(AND([.P55]=0;ABS([.B55])&lt;1E-307);&quot;&quot;&amp;[.B55]=&quot;&quot;&amp;[.P55]))));[.O5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56]&lt;[.D56]" office:value-type="boolean" office:boolean-value="true">
            <text:p>TRUE</text:p>
          </table:table-cell>
          <table:table-cell table:style-name="ce6" office:value-type="string">
            <text:p>A</text:p>
          </table:table-cell>
          <table:table-cell table:style-name="ce6" office:value-type="string">
            <text:p>A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56]);[.A56];[.M56])" office:value-type="boolean" office:boolean-value="true">
            <text:p>TRUE</text:p>
          </table:table-cell>
          <table:table-cell table:style-name="Default" table:formula="of:=IF(ISBLANK([.O56]);IF(ISERROR([.B56]);&quot;Err:&quot;&amp;ORG.OPENOFFICE.ERRORTYPE([.B56])=[.M56];OR([.P56]=[.B56];AND(ISNUMBER([.P56]);ISNUMBER([.B56]);OR(AND([.P56]=0;ABS([.B56])&lt;1E-307);&quot;&quot;&amp;[.B56]=&quot;&quot;&amp;[.P56]))));[.O5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57]&lt;[.D57]" office:value-type="boolean" office:boolean-value="false">
            <text:p>FALSE</text:p>
          </table:table-cell>
          <table:table-cell table:number-columns-repeated="2" table:style-name="ce6" office:value-type="string">
            <text:p>A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57]);[.A57];[.M57])" office:value-type="boolean" office:boolean-value="false">
            <text:p>FALSE</text:p>
          </table:table-cell>
          <table:table-cell table:style-name="Default" table:formula="of:=IF(ISBLANK([.O57]);IF(ISERROR([.B57]);&quot;Err:&quot;&amp;ORG.OPENOFFICE.ERRORTYPE([.B57])=[.M57];OR([.P57]=[.B57];AND(ISNUMBER([.P57]);ISNUMBER([.B57]);OR(AND([.P57]=0;ABS([.B57])&lt;1E-307);&quot;&quot;&amp;[.B57]=&quot;&quot;&amp;[.P57]))));[.O5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58]&lt;[.D58]" office:value-type="boolean" office:boolean-value="false">
            <text:p>FALSE</text:p>
          </table:table-cell>
          <table:table-cell table:style-name="ce6" office:value-type="string">
            <text:p>AA</text:p>
          </table:table-cell>
          <table:table-cell table:style-name="ce6" office:value-type="string">
            <text:p>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58]);[.A58];[.M58])" office:value-type="boolean" office:boolean-value="false">
            <text:p>FALSE</text:p>
          </table:table-cell>
          <table:table-cell table:style-name="Default" table:formula="of:=IF(ISBLANK([.O58]);IF(ISERROR([.B58]);&quot;Err:&quot;&amp;ORG.OPENOFFICE.ERRORTYPE([.B58])=[.M58];OR([.P58]=[.B58];AND(ISNUMBER([.P58]);ISNUMBER([.B58]);OR(AND([.P58]=0;ABS([.B58])&lt;1E-307);&quot;&quot;&amp;[.B58]=&quot;&quot;&amp;[.P58]))));[.O5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59]&lt;[.D59]" office:value-type="boolean" office:boolean-value="true">
            <text:p>TRUE</text:p>
          </table:table-cell>
          <table:table-cell table:style-name="ce6" office:value-type="string">
            <text:p>AA</text:p>
          </table:table-cell>
          <table:table-cell table:style-name="ce6" office:value-type="string">
            <text:p>AB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59]);[.A59];[.M59])" office:value-type="boolean" office:boolean-value="true">
            <text:p>TRUE</text:p>
          </table:table-cell>
          <table:table-cell table:style-name="Default" table:formula="of:=IF(ISBLANK([.O59]);IF(ISERROR([.B59]);&quot;Err:&quot;&amp;ORG.OPENOFFICE.ERRORTYPE([.B59])=[.M59];OR([.P59]=[.B59];AND(ISNUMBER([.P59]);ISNUMBER([.B59]);OR(AND([.P59]=0;ABS([.B59])&lt;1E-307);&quot;&quot;&amp;[.B59]=&quot;&quot;&amp;[.P59]))));[.O5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60]&lt;[.D60]" office:value-type="boolean" office:boolean-value="false">
            <text:p>FALSE</text:p>
          </table:table-cell>
          <table:table-cell table:style-name="ce6" office:value-type="string">
            <text:p>AB</text:p>
          </table:table-cell>
          <table:table-cell table:style-name="ce6" office:value-type="string">
            <text:p>A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60]);[.A60];[.M60])" office:value-type="boolean" office:boolean-value="false">
            <text:p>FALSE</text:p>
          </table:table-cell>
          <table:table-cell table:style-name="Default" table:formula="of:=IF(ISBLANK([.O60]);IF(ISERROR([.B60]);&quot;Err:&quot;&amp;ORG.OPENOFFICE.ERRORTYPE([.B60])=[.M60];OR([.P60]=[.B60];AND(ISNUMBER([.P60]);ISNUMBER([.B60]);OR(AND([.P60]=0;ABS([.B60])&lt;1E-307);&quot;&quot;&amp;[.B60]=&quot;&quot;&amp;[.P60]))));[.O6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61]&lt;[.D61]" office:value-type="boolean" office:boolean-value="true">
            <text:p>TRUE</text:p>
          </table:table-cell>
          <table:table-cell table:style-name="ce6" table:formula="of:=&quot;&quot;">
            <text:p/>
          </table:table-cell>
          <table:table-cell table:style-name="ce6" office:value-type="string">
            <text:p>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61]);[.A61];[.M61])" office:value-type="boolean" office:boolean-value="true">
            <text:p>TRUE</text:p>
          </table:table-cell>
          <table:table-cell table:style-name="Default" table:formula="of:=IF(ISBLANK([.O61]);IF(ISERROR([.B61]);&quot;Err:&quot;&amp;ORG.OPENOFFICE.ERRORTYPE([.B61])=[.M61];OR([.P61]=[.B61];AND(ISNUMBER([.P61]);ISNUMBER([.B61]);OR(AND([.P61]=0;ABS([.B61])&lt;1E-307);&quot;&quot;&amp;[.B61]=&quot;&quot;&amp;[.P61]))));[.O6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62]&lt;[.D62]" office:value-type="boolean" office:boolean-value="false">
            <text:p>FALSE</text:p>
          </table:table-cell>
          <table:table-cell table:style-name="ce6" office:value-type="string">
            <text:p>A</text:p>
          </table:table-cell>
          <table:table-cell table:style-name="ce6" table:formula="of:=&quot;&quot;">
            <text:p/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62]);[.A62];[.M62])" office:value-type="boolean" office:boolean-value="false">
            <text:p>FALSE</text:p>
          </table:table-cell>
          <table:table-cell table:style-name="Default" table:formula="of:=IF(ISBLANK([.O62]);IF(ISERROR([.B62]);&quot;Err:&quot;&amp;ORG.OPENOFFICE.ERRORTYPE([.B62])=[.M62];OR([.P62]=[.B62];AND(ISNUMBER([.P62]);ISNUMBER([.B62]);OR(AND([.P62]=0;ABS([.B62])&lt;1E-307);&quot;&quot;&amp;[.B62]=&quot;&quot;&amp;[.P62]))));[.O6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63]&lt;[.D63]" office:value-type="boolean" office:boolean-value="false">
            <text:p>FALSE</text:p>
          </table:table-cell>
          <table:table-cell table:style-name="ce6" office:value-type="string">
            <text:p>A</text:p>
          </table:table-cell>
          <table:table-cell table:style-name="ce6" office:value-type="string">
            <text:p>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63]);[.A63];[.M63])" office:value-type="boolean" office:boolean-value="false">
            <text:p>FALSE</text:p>
          </table:table-cell>
          <table:table-cell table:style-name="Default" table:formula="of:=IF(ISBLANK([.O63]);IF(ISERROR([.B63]);&quot;Err:&quot;&amp;ORG.OPENOFFICE.ERRORTYPE([.B63])=[.M63];OR([.P63]=[.B63];AND(ISNUMBER([.P63]);ISNUMBER([.B63]);OR(AND([.P63]=0;ABS([.B63])&lt;1E-307);&quot;&quot;&amp;[.B63]=&quot;&quot;&amp;[.P63]))));[.O63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6" table:number-columns-repeated="7"/>
          <table:table-cell table:number-columns-repeated="3"/>
          <table:table-cell table:style-name="ce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65]&gt;=[.D65]" office:value-type="boolean" office:boolean-value="false">
            <text:p>FALSE</text:p>
          </table:table-cell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Greater or equal (&gt;=)</text:p>
          </table:table-cell>
          <table:table-cell office:value-type="string">
            <text:p>&gt;=</text:p>
          </table:table-cell>
          <table:table-cell table:style-name="ce8"/>
          <table:table-cell/>
          <table:table-cell/>
          <table:table-cell table:style-name="Default" table:formula="of:=IF(ISBLANK([.M65]);[.A65];[.M65])" office:value-type="boolean" office:boolean-value="false">
            <text:p>FALSE</text:p>
          </table:table-cell>
          <table:table-cell table:style-name="Default" table:formula="of:=IF(ISBLANK([.O65]);IF(ISERROR([.B65]);&quot;Err:&quot;&amp;ORG.OPENOFFICE.ERRORTYPE([.B65])=[.M65];OR([.P65]=[.B65];AND(ISNUMBER([.P65]);ISNUMBER([.B65]);OR(AND([.P65]=0;ABS([.B65])&lt;1E-307);&quot;&quot;&amp;[.B65]=&quot;&quot;&amp;[.P65]))));[.O6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66]&gt;=[.D66]" office:value-type="boolean" office:boolean-value="true">
            <text:p>TRUE</text:p>
          </table:table-cell>
          <table:table-cell table:style-name="ce6" office:value-type="string">
            <text:p>d</text:p>
          </table:table-cell>
          <table:table-cell table:style-name="ce6" office:value-type="string">
            <text:p>c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66]);[.A66];[.M66])" office:value-type="boolean" office:boolean-value="true">
            <text:p>TRUE</text:p>
          </table:table-cell>
          <table:table-cell table:style-name="Default" table:formula="of:=IF(ISBLANK([.O66]);IF(ISERROR([.B66]);&quot;Err:&quot;&amp;ORG.OPENOFFICE.ERRORTYPE([.B66])=[.M66];OR([.P66]=[.B66];AND(ISNUMBER([.P66]);ISNUMBER([.B66]);OR(AND([.P66]=0;ABS([.B66])&lt;1E-307);&quot;&quot;&amp;[.B66]=&quot;&quot;&amp;[.P66]))));[.O6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67]&gt;=[.D67]" office:value-type="boolean" office:boolean-value="true">
            <text:p>TRUE</text:p>
          </table:table-cell>
          <table:table-cell table:number-columns-repeated="2" table:style-name="ce6" office:value-type="string">
            <text:p>e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67]);[.A67];[.M67])" office:value-type="boolean" office:boolean-value="true">
            <text:p>TRUE</text:p>
          </table:table-cell>
          <table:table-cell table:style-name="Default" table:formula="of:=IF(ISBLANK([.O67]);IF(ISERROR([.B67]);&quot;Err:&quot;&amp;ORG.OPENOFFICE.ERRORTYPE([.B67])=[.M67];OR([.P67]=[.B67];AND(ISNUMBER([.P67]);ISNUMBER([.B67]);OR(AND([.P67]=0;ABS([.B67])&lt;1E-307);&quot;&quot;&amp;[.B67]=&quot;&quot;&amp;[.P67]))));[.O6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68]&gt;=[.D68]" office:value-type="boolean" office:boolean-value="false">
            <text:p>FALSE</text:p>
          </table:table-cell>
          <table:table-cell table:style-name="ce6" office:value-type="string">
            <text:p>A</text:p>
          </table:table-cell>
          <table:table-cell table:style-name="ce6" office:value-type="string">
            <text:p>A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68]);[.A68];[.M68])" office:value-type="boolean" office:boolean-value="false">
            <text:p>FALSE</text:p>
          </table:table-cell>
          <table:table-cell table:style-name="Default" table:formula="of:=IF(ISBLANK([.O68]);IF(ISERROR([.B68]);&quot;Err:&quot;&amp;ORG.OPENOFFICE.ERRORTYPE([.B68])=[.M68];OR([.P68]=[.B68];AND(ISNUMBER([.P68]);ISNUMBER([.B68]);OR(AND([.P68]=0;ABS([.B68])&lt;1E-307);&quot;&quot;&amp;[.B68]=&quot;&quot;&amp;[.P68]))));[.O6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69]&gt;=[.D69]" office:value-type="boolean" office:boolean-value="true">
            <text:p>TRUE</text:p>
          </table:table-cell>
          <table:table-cell table:number-columns-repeated="2" table:style-name="ce6" office:value-type="string">
            <text:p>A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69]);[.A69];[.M69])" office:value-type="boolean" office:boolean-value="true">
            <text:p>TRUE</text:p>
          </table:table-cell>
          <table:table-cell table:style-name="Default" table:formula="of:=IF(ISBLANK([.O69]);IF(ISERROR([.B69]);&quot;Err:&quot;&amp;ORG.OPENOFFICE.ERRORTYPE([.B69])=[.M69];OR([.P69]=[.B69];AND(ISNUMBER([.P69]);ISNUMBER([.B69]);OR(AND([.P69]=0;ABS([.B69])&lt;1E-307);&quot;&quot;&amp;[.B69]=&quot;&quot;&amp;[.P69]))));[.O6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70]&gt;=[.D70]" office:value-type="boolean" office:boolean-value="true">
            <text:p>TRUE</text:p>
          </table:table-cell>
          <table:table-cell table:style-name="ce6" office:value-type="string">
            <text:p>AA</text:p>
          </table:table-cell>
          <table:table-cell table:style-name="ce6" office:value-type="string">
            <text:p>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70]);[.A70];[.M70])" office:value-type="boolean" office:boolean-value="true">
            <text:p>TRUE</text:p>
          </table:table-cell>
          <table:table-cell table:style-name="Default" table:formula="of:=IF(ISBLANK([.O70]);IF(ISERROR([.B70]);&quot;Err:&quot;&amp;ORG.OPENOFFICE.ERRORTYPE([.B70])=[.M70];OR([.P70]=[.B70];AND(ISNUMBER([.P70]);ISNUMBER([.B70]);OR(AND([.P70]=0;ABS([.B70])&lt;1E-307);&quot;&quot;&amp;[.B70]=&quot;&quot;&amp;[.P70]))));[.O7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71]&gt;=[.D71]" office:value-type="boolean" office:boolean-value="false">
            <text:p>FALSE</text:p>
          </table:table-cell>
          <table:table-cell table:style-name="ce6" office:value-type="string">
            <text:p>AA</text:p>
          </table:table-cell>
          <table:table-cell table:style-name="ce6" office:value-type="string">
            <text:p>AB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71]);[.A71];[.M71])" office:value-type="boolean" office:boolean-value="false">
            <text:p>FALSE</text:p>
          </table:table-cell>
          <table:table-cell table:style-name="Default" table:formula="of:=IF(ISBLANK([.O71]);IF(ISERROR([.B71]);&quot;Err:&quot;&amp;ORG.OPENOFFICE.ERRORTYPE([.B71])=[.M71];OR([.P71]=[.B71];AND(ISNUMBER([.P71]);ISNUMBER([.B71]);OR(AND([.P71]=0;ABS([.B71])&lt;1E-307);&quot;&quot;&amp;[.B71]=&quot;&quot;&amp;[.P71]))));[.O7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72]&gt;=[.D72]" office:value-type="boolean" office:boolean-value="true">
            <text:p>TRUE</text:p>
          </table:table-cell>
          <table:table-cell table:style-name="ce6" office:value-type="string">
            <text:p>AB</text:p>
          </table:table-cell>
          <table:table-cell table:style-name="ce6" office:value-type="string">
            <text:p>A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72]);[.A72];[.M72])" office:value-type="boolean" office:boolean-value="true">
            <text:p>TRUE</text:p>
          </table:table-cell>
          <table:table-cell table:style-name="Default" table:formula="of:=IF(ISBLANK([.O72]);IF(ISERROR([.B72]);&quot;Err:&quot;&amp;ORG.OPENOFFICE.ERRORTYPE([.B72])=[.M72];OR([.P72]=[.B72];AND(ISNUMBER([.P72]);ISNUMBER([.B72]);OR(AND([.P72]=0;ABS([.B72])&lt;1E-307);&quot;&quot;&amp;[.B72]=&quot;&quot;&amp;[.P72]))));[.O7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73]&gt;=[.D73]" office:value-type="boolean" office:boolean-value="false">
            <text:p>FALSE</text:p>
          </table:table-cell>
          <table:table-cell table:style-name="ce6" table:formula="of:=&quot;&quot;">
            <text:p/>
          </table:table-cell>
          <table:table-cell table:style-name="ce6" office:value-type="string">
            <text:p>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73]);[.A73];[.M73])" office:value-type="boolean" office:boolean-value="false">
            <text:p>FALSE</text:p>
          </table:table-cell>
          <table:table-cell table:style-name="Default" table:formula="of:=IF(ISBLANK([.O73]);IF(ISERROR([.B73]);&quot;Err:&quot;&amp;ORG.OPENOFFICE.ERRORTYPE([.B73])=[.M73];OR([.P73]=[.B73];AND(ISNUMBER([.P73]);ISNUMBER([.B73]);OR(AND([.P73]=0;ABS([.B73])&lt;1E-307);&quot;&quot;&amp;[.B73]=&quot;&quot;&amp;[.P73]))));[.O7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74]&gt;=[.D74]" office:value-type="boolean" office:boolean-value="true">
            <text:p>TRUE</text:p>
          </table:table-cell>
          <table:table-cell table:style-name="ce6" office:value-type="string">
            <text:p>A</text:p>
          </table:table-cell>
          <table:table-cell table:style-name="ce6" table:formula="of:=&quot;&quot;">
            <text:p/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74]);[.A74];[.M74])" office:value-type="boolean" office:boolean-value="true">
            <text:p>TRUE</text:p>
          </table:table-cell>
          <table:table-cell table:style-name="Default" table:formula="of:=IF(ISBLANK([.O74]);IF(ISERROR([.B74]);&quot;Err:&quot;&amp;ORG.OPENOFFICE.ERRORTYPE([.B74])=[.M74];OR([.P74]=[.B74];AND(ISNUMBER([.P74]);ISNUMBER([.B74]);OR(AND([.P74]=0;ABS([.B74])&lt;1E-307);&quot;&quot;&amp;[.B74]=&quot;&quot;&amp;[.P74]))));[.O7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75]&gt;=[.D75]" office:value-type="boolean" office:boolean-value="true">
            <text:p>TRUE</text:p>
          </table:table-cell>
          <table:table-cell table:style-name="ce6" office:value-type="string">
            <text:p>A</text:p>
          </table:table-cell>
          <table:table-cell table:style-name="ce6" office:value-type="string">
            <text:p>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75]);[.A75];[.M75])" office:value-type="boolean" office:boolean-value="true">
            <text:p>TRUE</text:p>
          </table:table-cell>
          <table:table-cell table:style-name="Default" table:formula="of:=IF(ISBLANK([.O75]);IF(ISERROR([.B75]);&quot;Err:&quot;&amp;ORG.OPENOFFICE.ERRORTYPE([.B75])=[.M75];OR([.P75]=[.B75];AND(ISNUMBER([.P75]);ISNUMBER([.B75]);OR(AND([.P75]=0;ABS([.B75])&lt;1E-307);&quot;&quot;&amp;[.B75]=&quot;&quot;&amp;[.P75]))));[.O7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6" table:number-columns-repeated="7"/>
          <table:table-cell table:number-columns-repeated="3"/>
          <table:table-cell table:style-name="ce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77]&lt;=[.D77]" office:value-type="boolean" office:boolean-value="true">
            <text:p>TRUE</text:p>
          </table:table-cell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Less or equal (&lt;=)</text:p>
          </table:table-cell>
          <table:table-cell office:value-type="string">
            <text:p>&lt;=</text:p>
          </table:table-cell>
          <table:table-cell table:style-name="ce8"/>
          <table:table-cell/>
          <table:table-cell/>
          <table:table-cell table:style-name="Default" table:formula="of:=IF(ISBLANK([.M77]);[.A77];[.M77])" office:value-type="boolean" office:boolean-value="true">
            <text:p>TRUE</text:p>
          </table:table-cell>
          <table:table-cell table:style-name="Default" table:formula="of:=IF(ISBLANK([.O77]);IF(ISERROR([.B77]);&quot;Err:&quot;&amp;ORG.OPENOFFICE.ERRORTYPE([.B77])=[.M77];OR([.P77]=[.B77];AND(ISNUMBER([.P77]);ISNUMBER([.B77]);OR(AND([.P77]=0;ABS([.B77])&lt;1E-307);&quot;&quot;&amp;[.B77]=&quot;&quot;&amp;[.P77]))));[.O7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78]&lt;=[.D78]" office:value-type="boolean" office:boolean-value="false">
            <text:p>FALSE</text:p>
          </table:table-cell>
          <table:table-cell table:style-name="ce6" office:value-type="string">
            <text:p>d</text:p>
          </table:table-cell>
          <table:table-cell table:style-name="ce6" office:value-type="string">
            <text:p>c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78]);[.A78];[.M78])" office:value-type="boolean" office:boolean-value="false">
            <text:p>FALSE</text:p>
          </table:table-cell>
          <table:table-cell table:style-name="Default" table:formula="of:=IF(ISBLANK([.O78]);IF(ISERROR([.B78]);&quot;Err:&quot;&amp;ORG.OPENOFFICE.ERRORTYPE([.B78])=[.M78];OR([.P78]=[.B78];AND(ISNUMBER([.P78]);ISNUMBER([.B78]);OR(AND([.P78]=0;ABS([.B78])&lt;1E-307);&quot;&quot;&amp;[.B78]=&quot;&quot;&amp;[.P78]))));[.O7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79]&lt;=[.D79]" office:value-type="boolean" office:boolean-value="true">
            <text:p>TRUE</text:p>
          </table:table-cell>
          <table:table-cell table:number-columns-repeated="2" table:style-name="ce6" office:value-type="string">
            <text:p>e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79]);[.A79];[.M79])" office:value-type="boolean" office:boolean-value="true">
            <text:p>TRUE</text:p>
          </table:table-cell>
          <table:table-cell table:style-name="Default" table:formula="of:=IF(ISBLANK([.O79]);IF(ISERROR([.B79]);&quot;Err:&quot;&amp;ORG.OPENOFFICE.ERRORTYPE([.B79])=[.M79];OR([.P79]=[.B79];AND(ISNUMBER([.P79]);ISNUMBER([.B79]);OR(AND([.P79]=0;ABS([.B79])&lt;1E-307);&quot;&quot;&amp;[.B79]=&quot;&quot;&amp;[.P79]))));[.O7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80]&lt;=[.D80]" office:value-type="boolean" office:boolean-value="true">
            <text:p>TRUE</text:p>
          </table:table-cell>
          <table:table-cell table:style-name="ce6" office:value-type="string">
            <text:p>A</text:p>
          </table:table-cell>
          <table:table-cell table:style-name="ce6" office:value-type="string">
            <text:p>A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80]);[.A80];[.M80])" office:value-type="boolean" office:boolean-value="true">
            <text:p>TRUE</text:p>
          </table:table-cell>
          <table:table-cell table:style-name="Default" table:formula="of:=IF(ISBLANK([.O80]);IF(ISERROR([.B80]);&quot;Err:&quot;&amp;ORG.OPENOFFICE.ERRORTYPE([.B80])=[.M80];OR([.P80]=[.B80];AND(ISNUMBER([.P80]);ISNUMBER([.B80]);OR(AND([.P80]=0;ABS([.B80])&lt;1E-307);&quot;&quot;&amp;[.B80]=&quot;&quot;&amp;[.P80]))));[.O8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81]&lt;=[.D81]" office:value-type="boolean" office:boolean-value="true">
            <text:p>TRUE</text:p>
          </table:table-cell>
          <table:table-cell table:number-columns-repeated="2" table:style-name="ce6" office:value-type="string">
            <text:p>A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81]);[.A81];[.M81])" office:value-type="boolean" office:boolean-value="true">
            <text:p>TRUE</text:p>
          </table:table-cell>
          <table:table-cell table:style-name="Default" table:formula="of:=IF(ISBLANK([.O81]);IF(ISERROR([.B81]);&quot;Err:&quot;&amp;ORG.OPENOFFICE.ERRORTYPE([.B81])=[.M81];OR([.P81]=[.B81];AND(ISNUMBER([.P81]);ISNUMBER([.B81]);OR(AND([.P81]=0;ABS([.B81])&lt;1E-307);&quot;&quot;&amp;[.B81]=&quot;&quot;&amp;[.P81]))));[.O8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82]&lt;=[.D82]" office:value-type="boolean" office:boolean-value="false">
            <text:p>FALSE</text:p>
          </table:table-cell>
          <table:table-cell table:style-name="ce6" office:value-type="string">
            <text:p>AA</text:p>
          </table:table-cell>
          <table:table-cell table:style-name="ce6" office:value-type="string">
            <text:p>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82]);[.A82];[.M82])" office:value-type="boolean" office:boolean-value="false">
            <text:p>FALSE</text:p>
          </table:table-cell>
          <table:table-cell table:style-name="Default" table:formula="of:=IF(ISBLANK([.O82]);IF(ISERROR([.B82]);&quot;Err:&quot;&amp;ORG.OPENOFFICE.ERRORTYPE([.B82])=[.M82];OR([.P82]=[.B82];AND(ISNUMBER([.P82]);ISNUMBER([.B82]);OR(AND([.P82]=0;ABS([.B82])&lt;1E-307);&quot;&quot;&amp;[.B82]=&quot;&quot;&amp;[.P82]))));[.O8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83]&lt;=[.D83]" office:value-type="boolean" office:boolean-value="true">
            <text:p>TRUE</text:p>
          </table:table-cell>
          <table:table-cell table:style-name="ce6" office:value-type="string">
            <text:p>AA</text:p>
          </table:table-cell>
          <table:table-cell table:style-name="ce6" office:value-type="string">
            <text:p>AB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83]);[.A83];[.M83])" office:value-type="boolean" office:boolean-value="true">
            <text:p>TRUE</text:p>
          </table:table-cell>
          <table:table-cell table:style-name="Default" table:formula="of:=IF(ISBLANK([.O83]);IF(ISERROR([.B83]);&quot;Err:&quot;&amp;ORG.OPENOFFICE.ERRORTYPE([.B83])=[.M83];OR([.P83]=[.B83];AND(ISNUMBER([.P83]);ISNUMBER([.B83]);OR(AND([.P83]=0;ABS([.B83])&lt;1E-307);&quot;&quot;&amp;[.B83]=&quot;&quot;&amp;[.P83]))));[.O8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84]&lt;=[.D84]" office:value-type="boolean" office:boolean-value="false">
            <text:p>FALSE</text:p>
          </table:table-cell>
          <table:table-cell table:style-name="ce6" office:value-type="string">
            <text:p>AB</text:p>
          </table:table-cell>
          <table:table-cell table:style-name="ce6" office:value-type="string">
            <text:p>A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84]);[.A84];[.M84])" office:value-type="boolean" office:boolean-value="false">
            <text:p>FALSE</text:p>
          </table:table-cell>
          <table:table-cell table:style-name="Default" table:formula="of:=IF(ISBLANK([.O84]);IF(ISERROR([.B84]);&quot;Err:&quot;&amp;ORG.OPENOFFICE.ERRORTYPE([.B84])=[.M84];OR([.P84]=[.B84];AND(ISNUMBER([.P84]);ISNUMBER([.B84]);OR(AND([.P84]=0;ABS([.B84])&lt;1E-307);&quot;&quot;&amp;[.B84]=&quot;&quot;&amp;[.P84]))));[.O8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85]&lt;=[.D85]" office:value-type="boolean" office:boolean-value="true">
            <text:p>TRUE</text:p>
          </table:table-cell>
          <table:table-cell table:style-name="ce6" table:formula="of:=&quot;&quot;">
            <text:p/>
          </table:table-cell>
          <table:table-cell table:style-name="ce6" office:value-type="string">
            <text:p>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85]);[.A85];[.M85])" office:value-type="boolean" office:boolean-value="true">
            <text:p>TRUE</text:p>
          </table:table-cell>
          <table:table-cell table:style-name="Default" table:formula="of:=IF(ISBLANK([.O85]);IF(ISERROR([.B85]);&quot;Err:&quot;&amp;ORG.OPENOFFICE.ERRORTYPE([.B85])=[.M85];OR([.P85]=[.B85];AND(ISNUMBER([.P85]);ISNUMBER([.B85]);OR(AND([.P85]=0;ABS([.B85])&lt;1E-307);&quot;&quot;&amp;[.B85]=&quot;&quot;&amp;[.P85]))));[.O8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86]&lt;=[.D86]" office:value-type="boolean" office:boolean-value="false">
            <text:p>FALSE</text:p>
          </table:table-cell>
          <table:table-cell table:style-name="ce6" office:value-type="string">
            <text:p>A</text:p>
          </table:table-cell>
          <table:table-cell table:style-name="ce6" table:formula="of:=&quot;&quot;">
            <text:p/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86]);[.A86];[.M86])" office:value-type="boolean" office:boolean-value="false">
            <text:p>FALSE</text:p>
          </table:table-cell>
          <table:table-cell table:style-name="Default" table:formula="of:=IF(ISBLANK([.O86]);IF(ISERROR([.B86]);&quot;Err:&quot;&amp;ORG.OPENOFFICE.ERRORTYPE([.B86])=[.M86];OR([.P86]=[.B86];AND(ISNUMBER([.P86]);ISNUMBER([.B86]);OR(AND([.P86]=0;ABS([.B86])&lt;1E-307);&quot;&quot;&amp;[.B86]=&quot;&quot;&amp;[.P86]))));[.O8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87]&lt;=[.D87]" office:value-type="boolean" office:boolean-value="true">
            <text:p>TRUE</text:p>
          </table:table-cell>
          <table:table-cell table:style-name="ce6" office:value-type="string">
            <text:p>A</text:p>
          </table:table-cell>
          <table:table-cell table:style-name="ce6" office:value-type="string">
            <text:p>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87]);[.A87];[.M87])" office:value-type="boolean" office:boolean-value="true">
            <text:p>TRUE</text:p>
          </table:table-cell>
          <table:table-cell table:style-name="Default" table:formula="of:=IF(ISBLANK([.O87]);IF(ISERROR([.B87]);&quot;Err:&quot;&amp;ORG.OPENOFFICE.ERRORTYPE([.B87])=[.M87];OR([.P87]=[.B87];AND(ISNUMBER([.P87]);ISNUMBER([.B87]);OR(AND([.P87]=0;ABS([.B87])&lt;1E-307);&quot;&quot;&amp;[.B87]=&quot;&quot;&amp;[.P87]))));[.O87])" office:value-type="boolean" office:boolean-value="true">
            <text:p>TRUE</text:p>
          </table:table-cell>
          <table:table-cell table:number-columns-repeated="239"/>
        </table:table-row>
        <table:table-row table:style-name="ro3" table:number-rows-repeated="9913">
          <table:table-cell table:style-name="ce3"/>
          <table:table-cell/>
          <table:table-cell table:style-name="ce6" table:number-columns-repeated="7"/>
          <table:table-cell table:number-columns-repeated="3"/>
          <table:table-cell table:style-name="ce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5553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8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20P0" style:volatile="true">
      <number:text>SFr. </number:text>
      <number:number number:decimal-places="0" number:min-integer-digits="1" number:grouping="true"/>
    </number:number-style>
    <number:number-style style:name="N120">
      <number:text>SFr. 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text>SFr. </number:text>
      <number:number number:decimal-places="0" number:min-integer-digits="1" number:grouping="true"/>
    </number:number-style>
    <number:number-style style:name="N121">
      <style:text-properties fo:color="#ff0000"/>
      <number:text>SFr. -</number:text>
      <number:number number:decimal-places="0" number:min-integer-digits="1" number:grouping="true"/>
      <style:map style:condition="value()&gt;=0" style:apply-style-name="N121P0"/>
    </number:number-style>
    <number:number-style style:name="N123P0" style:volatile="true">
      <number:text>SFr. </number:text>
      <number:number number:decimal-places="2" number:min-integer-digits="1" number:grouping="true"/>
    </number:number-style>
    <number:number-style style:name="N123">
      <number:text>SFr. 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SFr. </number:text>
      <number:number number:decimal-places="2" number:min-integer-digits="1" number:grouping="true"/>
    </number:number-style>
    <number:number-style style:name="N124">
      <style:text-properties fo:color="#ff0000"/>
      <number:text>SFr. 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SFr. </number:text>
      <number:number number:decimal-places="0" number:min-integer-digits="1" number:grouping="true"/>
      <number:text> </number:text>
    </number:number-style>
    <number:number-style style:name="N136P1" style:volatile="true">
      <number:text> SFr. -</number:text>
      <number:number number:decimal-places="0" number:min-integer-digits="1" number:grouping="true"/>
      <number:text> </number:text>
    </number:number-style>
    <number:number-style style:name="N136P2" style:volatile="true">
      <number:text> SFr.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-</number:text>
      <number:number number: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SFr. </number:text>
      <number:number number:decimal-places="2" number:min-integer-digits="1" number:grouping="true"/>
      <number:text> </number:text>
    </number:number-style>
    <number:number-style style:name="N144P1" style:volatile="true">
      <number:text> SFr. -</number:text>
      <number:number number:decimal-places="2" number:min-integer-digits="1" number:grouping="true"/>
      <number:text> </number:text>
    </number:number-style>
    <number:number-style style:name="N144P2" style:volatile="true">
      <number:text> SFr.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49">
      <number:number number:decimal-places="8" number:min-integer-digits="1"/>
    </number:number-style>
    <number:number-style style:name="N150">
      <number:number number:decimal-places="7" number:min-integer-digits="1"/>
    </number:number-style>
    <number:number-style style:name="N151">
      <number:number number:decimal-places="6" number:min-integer-digits="1"/>
    </number:number-style>
    <number:number-style style:name="N152">
      <number:number number:decimal-places="5" number:min-integer-digits="1"/>
    </number:number-style>
    <number:number-style style:name="N153">
      <number:number number:decimal-places="4" number:min-integer-digits="1"/>
    </number:number-style>
    <number:number-style style:name="N154">
      <number:number number:decimal-places="3" number:min-integer-digits="1"/>
    </number:number-style>
    <number:number-style style:name="N157P0" style:volatile="true">
      <number:number number:decimal-places="3" number:min-integer-digits="1" number:grouping="true"/>
      <number:text> </number:text>
    </number:number-style>
    <number:number-style style:name="N157P1" style:volatile="true">
      <number:text> -</number:text>
      <number:number number:decimal-places="3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0P0" style:volatile="true">
      <number:number number:decimal-places="4" number:min-integer-digits="1" number:grouping="true"/>
      <number:text> </number:text>
    </number:number-style>
    <number:number-style style:name="N160P1" style:volatile="true">
      <number:text> -</number:text>
      <number:number number:decimal-places="4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5" number:min-integer-digits="1" number:grouping="true"/>
      <number:text> </number:text>
    </number:number-style>
    <number:number-style style:name="N163P1" style:volatile="true">
      <number:text> -</number:text>
      <number:number number:decimal-places="5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6" number:min-integer-digits="1" number:grouping="true"/>
      <number:text> </number:text>
    </number:number-style>
    <number:number-style style:name="N166P1" style:volatile="true">
      <number:text> -</number:text>
      <number:number number:decimal-places="6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1" number:min-integer-digits="1" number:grouping="true"/>
      <number:text> </number:text>
    </number:number-style>
    <number:number-style style:name="N169P1" style:volatile="true">
      <number:text> -</number:text>
      <number:number number:decimal-places="1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-</number:text>
      <number:number number:decimal-places="0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5">05/05/2009</text:date>, <text:time>19:1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eter Arrenbrecht</meta:initial-creator>
    <meta:creation-date>2005-11-22T22:05:38</meta:creation-date>
    <dc:date>2008-05-01T15:33:49</dc:date>
    <meta:editing-cycles>3</meta:editing-cycles>
    <meta:editing-duration>PT6M26S</meta:editing-duration>
    <meta:document-statistic meta:table-count="1" meta:cell-count="734" meta:object-count="0"/>
    <meta:user-defined meta:name="Info 1"/>
    <meta:user-defined meta:name="Info 2"/>
    <meta:user-defined meta:name="Info 3"/>
    <meta:user-defined meta:name="Info 4"/>
  </office:meta>
</office:document-meta>
</file>